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8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ALOMINO GUZMAN ROGEL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545185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BANCAY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046664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ALOMINO GUZMAN ROGELI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545185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0 466 64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2/10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1045451851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5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740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2.15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645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05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8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20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8/10/2021</text:p>
          </table:table-cell>
          <table:table-cell table:style-name="Tabla2.A3" office:value-type="string">
            <text:p text:style-name="P22">9296445</text:p>
          </table:table-cell>
          <table:table-cell table:style-name="Tabla2.D3" office:value-type="string">
            <text:p text:style-name="P23">220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5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8T19:39:4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